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 legend that is hardly spoken of anymore. To some, it is a history of the fall of the Old Kingdom of Hyrule. To others, it is merely a myth.</text:p>
      <text:p text:style-name="Standard"/>
      <text:p text:style-name="Standard">Long ago, the world did not exist. Only the three goddesses did. They were Farore, the goddess of courage, Nayru, the goddess of wisdom, and Din, the goddess of power. Together, they decided to create a world which would be inhabited by many species of their creation.</text:p>
      <text:p text:style-name="Standard"/>
      <text:p text:style-name="Standard">Farore created the atmosphere, Nayru created the water, and Din created the land. They then each proceeded to make the beings that would live upon this new world. Farore made the Hylians, Nayru made the animals, and Din made the Zoras.</text:p>
      <text:p text:style-name="Standard"/>
      <text:p text:style-name="Standard">This new world was called the Kingdom of Hyrule. But this new world was unstable. Dark forces constantly attempted to consume it, so the goddesses put in place the Triforce. The Triforce consisted of three pieces with each representing the characteristic of each goddess, courage, wisdom, and power.</text:p>
      <text:p text:style-name="Standard"/>
      <text:p text:style-name="Standard">With the Triforce in place, the darkness was driven back to the point of near extinction and it was thought that never again would the darkness return. But they were wrong.</text:p>
      <text:p text:style-name="Standard"/>
      <text:p text:style-name="Standard">The goddesses would often visit the Kingdom of Hyrule by taking on various forms. One day, the goddess Din took on the form of a Hylian and experienced what it was like to live as Hylian. This included sensations such as anger, happiness, and love. It was that last one that began the decline of the world.</text:p>
      <text:p text:style-name="Standard"/>
      <text:p text:style-name="Standard">Din, while in Hylian form, fell in love with a traveler whose name was Argon Fond. Together they were happy. But Din was blinded by love and failed to foresee the day when Argon would corrupt her with darkness.</text:p>
      <text:p text:style-name="Standard"/>
      <text:p text:style-name="Standard">He locked away her soul and took control of her body and powers to start an uprising against the other goddesses. He promised his followers power and wealth beyond their wildest dreams. Naturally, Farore and Nayru gathered followers of their own.</text:p>
      <text:p text:style-name="Standard"/>
      <text:p text:style-name="Standard">The Kingdom of Hyrule played host to years of war and devastation. Many sacrifices were made and many dreams were shattered. But the war was just a diversion.</text:p>
      <text:p text:style-name="Standard"/>
      <text:p text:style-name="Standard">Din, under the influence of Argon, hid herself in the temple that housed the Triforce so that she may use its power to grant her evil desires.</text:p>
      <text:p text:style-name="Standard"/>
      <text:p text:style-name="Standard">It is unknown why the Triforce grants wishes as that part of the legend has become lost.</text:p>
      <text:p text:style-name="Standard"/>
      <text:p text:style-name="Standard">Argon, however, knew of the Triforce's power and used Din to get to it, but he was stopped in his tracks for Farore and Nayru had stormed the temple before any damage could be done. After a major fight that pitted Farore and Nayru against Argon and Din, the Triforce was used to banish Argon back into the darkness from which he came.</text:p>
      <text:p text:style-name="Standard"/>
      <text:p text:style-name="Standard">However, Argon was still in possession of Din's soul and although he was no longer able to possess her body Din was still trapped in limbo because her soul had not been returned.</text:p>
      <text:p text:style-name="Standard"/>
      <text:p text:style-name="Standard">That Kingdom of Hyrule is now referred to as the Old Kingdom because after the Great War, it was in ruins. The new, and current, Kingdom of Hyrule was built and while it was being rebuilt, Farore and Nayru searched high and low for the whereabouts of Din's lost soul.</text:p>
      <text:p text:style-name="Standard"/>
      <text:p text:style-name="Standard"><text:soft-page-break/>It was never found.</text:p>
      <text:p text:style-name="Standard"/>
      <text:p text:style-name="Standard">During the following years, the stories of the Great War became legends. And the legends became myths. No one knows much about what happened to the goddesses after the fall of the Old Kingdom of Hyrule. No one even knows if they're still searching for Din's lost soul.</text:p>
      <text:p text:style-name="Standard"/>
      <text:p text:style-name="Standard">As for the Triforce?</text:p>
      <text:p text:style-name="Standard"/>
      <text:p text:style-name="Standard">It is said that Farore and Nayru locked away the triforce and split the key so that only a worthy person could ever find and use the Triforce. Where are the Key Fragments? That is the question very few dare to 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0M9S</meta:editing-duration>
    <meta:editing-cycles>10</meta:editing-cycles>
    <meta:generator>OpenOffice/4.1.1$Win32 OpenOffice.org_project/411m6$Build-9775</meta:generator>
    <dc:date>2016-01-10T15:28:06.85</dc:date>
    <dc:creator>Joshua Newtson</dc:creator>
    <meta:document-statistic meta:table-count="0" meta:image-count="0" meta:object-count="0" meta:page-count="2" meta:paragraph-count="18" meta:word-count="652" meta:character-count="3573"/>
    <meta:user-defined meta:name="Info 1"/>
    <meta:user-defined meta:name="Info 2"/>
    <meta:user-defined meta:name="Info 3"/>
    <meta:user-defined meta:name="Info 4"/>
  </office:meta>
</office:document-meta>
</file>